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b537" officeooo:paragraph-rsid="0004b537"/>
    </style:style>
    <style:style style:name="P2" style:family="paragraph" style:parent-style-name="Standard">
      <style:paragraph-properties fo:text-align="start" style:justify-single-word="false"/>
      <style:text-properties officeooo:rsid="0004b537" officeooo:paragraph-rsid="0004b537"/>
    </style:style>
    <style:style style:name="P3" style:family="paragraph" style:parent-style-name="Standard" style:list-style-name="L2">
      <style:paragraph-properties fo:text-align="start" style:justify-single-word="false"/>
      <style:text-properties officeooo:rsid="0004b537" officeooo:paragraph-rsid="0004b537"/>
    </style:style>
    <style:style style:name="P4" style:family="paragraph" style:parent-style-name="Standard" style:list-style-name="L2">
      <style:paragraph-properties fo:line-height="100%"/>
    </style:style>
    <style:style style:name="P5" style:family="paragraph" style:parent-style-name="Standard" style:list-style-name="L2">
      <style:paragraph-properties fo:line-height="100%"/>
      <style:text-properties fo:color="#000000" style:font-name="Calibri" fo:font-size="10pt" fo:language="fr" fo:country="FR" style:font-size-asian="10pt"/>
    </style:style>
    <style:style style:name="P6" style:family="paragraph" style:parent-style-name="Standard" style:list-style-name="L2">
      <style:paragraph-properties fo:text-align="start" style:justify-single-word="false"/>
      <style:text-properties officeooo:rsid="0004c427" officeooo:paragraph-rsid="0004c427"/>
    </style:style>
    <style:style style:name="T1" style:family="text">
      <style:text-properties officeooo:rsid="0004c427"/>
    </style:style>
    <style:style style:name="T2" style:family="text">
      <style:text-properties fo:color="#000000" style:font-name="Calibri" fo:font-size="10pt" fo:language="fr" fo:country="FR" style:font-size-asian="10pt"/>
    </style:style>
    <style:style style:name="T3"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velopper la persistance des données</text:p>
      <text:p text:style-name="P1"/>
      <text:p text:style-name="P1">Concevoir une base de données</text:p>
      <text:p text:style-name="P1"/>
      <text:p text:style-name="P1">Évaluation</text:p>
      <text:p text:style-name="P1"/>
      <text:p text:style-name="P2">Exercice 2</text:p>
      <text:p text:style-name="P2"/>
      <text:list xml:id="list3890639281" text:style-name="L2">
        <text:list-item>
          <text:p text:style-name="P3">(Voir Looping)</text:p>
        </text:list-item>
        <text:list-item>
          <text:p text:style-name="P3">Les entités se transforment en tables</text:p>
        </text:list-item>
      </text:list>
      <text:p text:style-name="P2"><text:tab/>Les propriétés se transforment en champs(ou attributs)</text:p>
      <text:p text:style-name="P2"><text:tab/>Les propriétés se trouvant au milieu d’une relation génèrent une nouvelle table ou glissent vers la table adéquate en fonction des cardinalités de la relation.</text:p>
      <text:p text:style-name="P2"><text:tab/>Les identifiants se transforment en clés et se retrouvent soulignés.</text:p>
      <text:p text:style-name="P2"><text:tab/>Les relations et les cardinalités se transforment en champs parfois soulignés : il s’agit de créer des « clés étrangères » reliées à une « clé primaire » dans une autre table.</text:p>
      <text:list xml:id="list141934470430866" text:continue-numbering="true" text:style-name="L2">
        <text:list-item>
          <text:p text:style-name="P3">Pour la table « Client » le numéro client est une clé primaire, elle permet de savoir exactement de quel client il s’agit.</text:p>
          <text:p text:style-name="P3">Pour la table « Commande » Nous avons une clé primaire la numéro commande, comme client elle permet de savoir de quel commande il s’agit avec exactitude. Puis nous avons une clé étrangère la numéro client, cette clé permet de faire la liaison entre commande et client, chaque commande correspond à un client.</text:p>
          <text:p text:style-name="P3">Pour la table « Article » nous avons uniquement une clé primaire, la numéro article.</text:p>
          <text:p text:style-name="P3">La table « SeComposeDe » Contient deux clé étrangère ces deux clés étrangère sont les clés primaire des tables « Commande » et « Article » . <text:span text:style-name="T1">Cette table est obligatoire car les champs qu’elle contenait naturellement ne pouvais être dans l’une ou l’autre table, en effet la quantité et la TVA sont des champs propre, car on pourrais définir ces champs uniquement dans la table « Article » et/ou « Commande ».</text:span></text:p>
        </text:list-item>
        <text:list-item>
          <text:p text:style-name="P6"><text:span text:style-name="T2">CREATE DATABASE Exo2 ;</text:span></text:p>
          <text:p text:style-name="P6"><text:span text:style-name="T2">USE DATABASE Exo2 ;</text:span></text:p>
          <text:p text:style-name="P6"><text:span text:style-name="T2"/></text:p>
          <text:p text:style-name="P3"><text:span text:style-name="T2">CREATE TABLE Client(</text:span></text:p>
          <text:p text:style-name="P4"><text:span text:style-name="T2"><text:s text:c="3"/>N_Client COUNTER,</text:span></text:p>
          <text:p text:style-name="P4"><text:span text:style-name="T2"><text:s text:c="3"/>NomClient VARCHAR(50) NOT NULL,</text:span></text:p>
          <text:p text:style-name="P4"><text:span text:style-name="T2"><text:s text:c="3"/>PrenomClient VARCHAR(50) NOT NULL,</text:span></text:p>
          <text:p text:style-name="P4"><text:span text:style-name="T2"><text:s text:c="3"/>PRIMARY KEY(N_Client)</text:span></text:p>
          <text:p text:style-name="P4"><text:span text:style-name="T2">);</text:span></text:p>
          <text:p text:style-name="P5"/>
          <text:p text:style-name="P4"><text:span text:style-name="T2">CREATE TABLE Commande(</text:span></text:p>
          <text:p text:style-name="P4"><text:span text:style-name="T2"><text:s text:c="3"/>N_Commande COUNTER,</text:span></text:p>
          <text:p text:style-name="P4"><text:span text:style-name="T2"><text:s text:c="3"/>DateCommande DATE NOT NULL,</text:span></text:p>
          <text:p text:style-name="P4"><text:span text:style-name="T2"><text:s text:c="3"/>MontantCommande VARCHAR(50) NOT NULL,</text:span></text:p>
          <text:p text:style-name="P4"><text:span text:style-name="T2"><text:s text:c="3"/>N_Client INT NOT NULL,</text:span></text:p>
          <text:p text:style-name="P4"><text:span text:style-name="T2"><text:s text:c="3"/>PRIMARY KEY(N_Commande),</text:span></text:p>
          <text:p text:style-name="P4"><text:span text:style-name="T2"><text:s text:c="3"/>FOREIGN KEY(N_Client) REFERENCES Client(N_Client)</text:span></text:p>
          <text:p text:style-name="P4"><text:span text:style-name="T2">);</text:span></text:p>
          <text:p text:style-name="P5"/>
          <text:p text:style-name="P4"><text:span text:style-name="T2">CREATE TABLE Article(</text:span></text:p>
          <text:p text:style-name="P4"><text:span text:style-name="T2"><text:s text:c="3"/>N_Article COUNTER,</text:span></text:p>
          <text:p text:style-name="P4"><text:span text:style-name="T2"><text:s text:c="3"/>DesignationArticle VARCHAR(50) NOT NULL,</text:span></text:p>
          <text:p text:style-name="P4"><text:span text:style-name="T2"><text:s text:c="3"/>PUArticle DECIMAL(2,2) NOT NULL,</text:span></text:p>
          <text:p text:style-name="P4"><text:span text:style-name="T2"><text:s text:c="3"/>PRIMARY KEY(N_Article)</text:span></text:p>
          <text:p text:style-name="P4"><text:span text:style-name="T2">);</text:span></text:p>
          <text:p text:style-name="P5"/>
          <text:p text:style-name="P4"><text:span text:style-name="T2">CREATE TABLE SeComposeDe(</text:span></text:p>
          <text:p text:style-name="P4"><text:span text:style-name="T2"><text:s text:c="3"/>N_Commande INT,</text:span></text:p>
          <text:p text:style-name="P4"><text:span text:style-name="T2"><text:s text:c="3"/>N_Article INT,</text:span></text:p>
          <text:p text:style-name="P4"><text:soft-page-break/><text:span text:style-name="T2"><text:s text:c="3"/>Qte BYTE NOT NULL,</text:span></text:p>
          <text:p text:style-name="P4"><text:span text:style-name="T2"><text:s text:c="3"/>TauxTva DECIMAL(2,2) NOT NULL,</text:span></text:p>
          <text:p text:style-name="P4"><text:span text:style-name="T2"><text:s text:c="3"/>PRIMARY KEY(N_Commande, N_Article),</text:span></text:p>
          <text:p text:style-name="P4"><text:span text:style-name="T2"><text:s text:c="3"/>FOREIGN KEY(N_Commande) REFERENCES Commande(N_Commande),</text:span></text:p>
          <text:p text:style-name="P4"><text:span text:style-name="T2"><text:s text:c="3"/>FOREIGN KEY(N_Article) REFERENCES Article(N_Article)</text:span></text:p>
          <text:p text:style-name="P3"><text:span text:style-name="T2">);</text:span></text:p>
        </text:list-item>
      </text:list>
      <text:p text:style-name="P2"><text:tab/></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4:03:18.547988256</meta:creation-date>
    <dc:date>2020-12-16T14:19:33.798106366</dc:date>
    <meta:editing-duration>PT4M35S</meta:editing-duration>
    <meta:editing-cycles>1</meta:editing-cycles>
    <meta:document-statistic meta:table-count="0" meta:image-count="0" meta:object-count="0" meta:page-count="2" meta:paragraph-count="46" meta:word-count="354" meta:character-count="2340" meta:non-whitespace-character-count="1967"/>
    <meta:generator>LibreOffice/6.4.6.2$Linux_X86_64 LibreOffice_project/40$Build-2</meta:generator>
  </office:meta>
</office:document-meta>
</file>